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P4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P5" style:family="paragraph" style:parent-style-name="Footer_20_right">
      <style:text-properties officeooo:paragraph-rsid="00332c22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List_20_Paragraph" style:list-style-name="WWNum3">
      <style:paragraph-properties fo:margin-top="0in" fo:margin-bottom="0in" style:contextual-spacing="false"/>
    </style:style>
    <style:style style:name="P8" style:family="paragraph" style:parent-style-name="List_20_Paragraph" style:list-style-name="WWNum3">
      <style:paragraph-properties fo:margin-top="0in" fo:margin-bottom="0.139in" style:contextual-spacing="false"/>
    </style:style>
    <style:style style:name="P9" style:family="paragraph" style:parent-style-name="List_20_Paragraph" style:list-style-name="WWNum3">
      <style:paragraph-properties fo:margin-top="0in" fo:margin-bottom="0in" style:contextual-spacing="true"/>
      <style:text-properties officeooo:paragraph-rsid="003d43e0"/>
    </style:style>
    <style:style style:name="P10" style:family="paragraph" style:parent-style-name="List_20_Paragraph" style:list-style-name="WWNum3">
      <style:paragraph-properties fo:margin-left="0in" fo:margin-right="0in" fo:margin-top="0in" fo:margin-bottom="0in" style:contextual-spacing="true" fo:text-indent="0in" style:auto-text-indent="false"/>
      <style:text-properties officeooo:paragraph-rsid="003ddad6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officeooo:paragraph-rsid="003ddad6"/>
    </style:style>
    <style:style style:name="P12" style:family="paragraph" style:parent-style-name="Standard">
      <style:text-properties officeooo:rsid="00151050" officeooo:paragraph-rsid="00151050"/>
    </style:style>
    <style:style style:name="P13" style:family="paragraph" style:parent-style-name="Standard">
      <style:text-properties officeooo:rsid="0015ee1c" officeooo:paragraph-rsid="0015ee1c"/>
    </style:style>
    <style:style style:name="P14" style:family="paragraph" style:parent-style-name="Standard">
      <style:text-properties officeooo:rsid="003f2b7b" officeooo:paragraph-rsid="003f2b7b"/>
    </style:style>
    <style:style style:name="P15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5a1b0"/>
    </style:style>
    <style:style style:name="T2" style:family="text">
      <style:text-properties fo:color="#18b218" loext:opacity="100%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officeooo:rsid="003f2b7b" fo:background-color="#ffffff" loext:char-shading-value="0"/>
    </style:style>
    <style:style style:name="T5" style:family="text">
      <style:text-properties fo:color="#1818b2" loext:opacity="100%" fo:background-color="#ffffff" loext:char-shading-value="0"/>
    </style:style>
    <style:style style:name="T6" style:family="text">
      <style:text-properties fo:color="#b218b2" loext:opacity="100%" fo:background-color="#ffffff" loext:char-shading-value="0"/>
    </style:style>
    <style:style style:name="T7" style:family="text">
      <style:text-properties officeooo:rsid="0026d8de"/>
    </style:style>
    <style:style style:name="T8" style:family="text">
      <style:text-properties officeooo:rsid="0027904f"/>
    </style:style>
    <style:style style:name="T9" style:family="text">
      <style:text-properties officeooo:rsid="002b589d"/>
    </style:style>
    <style:style style:name="T10" style:family="text">
      <style:text-properties officeooo:rsid="0034dd22"/>
    </style:style>
    <style:style style:name="T11" style:family="text">
      <style:text-properties officeooo:rsid="003931d3"/>
    </style:style>
    <style:style style:name="T12" style:family="text">
      <style:text-properties officeooo:rsid="003ddad6"/>
    </style:style>
    <style:style style:name="T13" style:family="text">
      <style:text-properties officeooo:rsid="004048c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wlDodgeGame fejlesztői dokumentáció</text:p>
      <text:p text:style-name="P5">Készítette: Foki Lénárd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Bullet_20_Symbol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rtalomjegyzék</text:p>
          </text:index-title>
          <text:p text:style-name="P1"><text:a xlink:type="simple" xlink:href="#__RefHeading___Toc296_1681259519" text:style-name="Index_20_Link" text:visited-style-name="Index_20_Link">1. Bevezető<text:tab/>2</text:a></text:p>
          <text:p text:style-name="P1"><text:a xlink:type="simple" xlink:href="#__RefHeading___Toc298_1681259519" text:style-name="Index_20_Link" text:visited-style-name="Index_20_Link">2. Telepítési útmutató<text:tab/>2</text:a></text:p>
          <text:p text:style-name="P1"><text:a xlink:type="simple" xlink:href="#__RefHeading___Toc300_1681259519" text:style-name="Index_20_Link" text:visited-style-name="Index_20_Link">3. Modulok:<text:tab/>2</text:a></text:p>
        </text:index-body>
      </text:table-of-content>
      <text:h text:style-name="Heading_20_2" text:outline-level="2"/>
      <text:h text:style-name="P6" text:outline-level="2"><text:bookmark-start text:name="__RefHeading___Toc296_1681259519"/><text:span text:style-name="T7">1. </text:span>Bevezető<text:bookmark-end text:name="__RefHeading___Toc296_1681259519"/></text:h>
      <text:p text:style-name="Text_20_body">Az “owldodgegame” egy felülnézetes játék, amiben a játékos az infoc oldalról ismert baglyot irányítja, hogy minél tovább életben maradjon, azáltal hogy kikerüli az ellenségeket és a tűzgolyókat.</text:p>
      <text:p text:style-name="Text_20_body">Ebben a dokumentációban szó lesz arról, hogyan kell futtatni a programot, hogyan van implementálva a kód, és hogy miként ajánlott változtatni/<text:span text:style-name="T13">fejleszteni</text:span> a kódon.</text:p>
      <text:h text:style-name="Heading_20_2" text:outline-level="2"><text:bookmark-start text:name="__RefHeading___Toc298_1681259519"/><text:span text:style-name="T8">2</text:span><text:span text:style-name="T7">. </text:span>Telepítési útmutató<text:bookmark-end text:name="__RefHeading___Toc298_1681259519"/></text:h>
      <text:p text:style-name="P12">A programhoz <text:span text:style-name="T1">gcc és </text:span>az SDL2 könyvtár szükséges, ennek a letöltéséhez nyújt segítséget a hivatalos honlap:</text:p>
      <text:p text:style-name="Preformatted_20_Text"><text:a xlink:type="simple" xlink:href="https://wiki.libsdl.org/SDL2/Installation" text:style-name="Internet_20_link" text:visited-style-name="Visited_20_Internet_20_Link">https://wiki.libsdl.org/SDL2/Installation</text:a></text:p>
      <text:p text:style-name="P13">gcc-vel a következőképpen lehet lefordítani:</text:p>
      <text:p text:style-name="Preformatted_20_Text"><text:span text:style-name="T2">gcc</text:span><text:span text:style-name="T3"> src/</text:span><text:span text:style-name="T5">*</text:span><text:span text:style-name="T3">.c -g -o </text:span><text:span text:style-name="T4">[fájlnév]</text:span><text:span text:style-name="T3"> </text:span><text:span text:style-name="T6">`</text:span><text:span text:style-name="T2">sdl2-config</text:span><text:span text:style-name="T3"> --cflags --libs</text:span><text:span text:style-name="T6">`</text:span><text:span text:style-name="T3"> -lSDL2_gfx -lSDL2_image -lSDL2_ttf -lm -Wall -Werror</text:span></text:p>
      <text:p text:style-name="P14">A kapott [fájlnév] nevű fájlt futtatva indul el a program</text:p>
      <text:h text:style-name="Heading_20_2" text:outline-level="2"><text:bookmark-start text:name="__RefHeading___Toc300_1681259519"/><text:span text:style-name="T8">3</text:span><text:span text:style-name="T7">. </text:span>Modulok:<text:bookmark-end text:name="__RefHeading___Toc300_1681259519"/></text:h>
      <text:p text:style-name="Standard">A program több modulra van bontva, ezek rövid leírása:</text:p>
      <text:list text:style-name="WWNum3">
        <text:list-item>
          <text:p text:style-name="P9">main: </text:p>
          <text:list>
            <text:list-item>
              <text:list>
                <text:list-header>
                  <text:p text:style-name="P10"><text:span text:style-name="T12">F</text:span>elelős <text:span text:style-name="T12">a lényegi inicializáló műveletek lebonyolításáért, többek között:</text:span></text:p>
                </text:list-header>
              </text:list>
            </text:list-item>
          </text:list>
        </text:list-item>
      </text:list>
      <text:p text:style-name="P11"/>
      <text:list text:continue-numbering="true" text:style-name="WWNum3">
        <text:list-item>
          <text:p text:style-name="P7">math_helper: itt találhatóak a különböző matematikai segédfüggvények, illetve a matematikához kötődő struktúrák.</text:p>
          <text:list>
            <text:list-item>
              <text:p text:style-name="P7">Point: ez egy pont x és y koordinátáját tárolja</text:p>
            </text:list-item>
            <text:list-item>
              <text:p text:style-name="P7">Size: egy szélességet és magasságot tárol</text:p>
            </text:list-item>
            <text:list-item>
              <text:p text:style-name="P7">Rect: egy téglalapot tart számon, a bal felső koordinátáját és a méretét</text:p>
            </text:list-item>
            <text:list-item>
              <text:p text:style-name="P7">substract: két pontot von ki egymásból</text:p>
            </text:list-item>
            <text:list-item>
              <text:p text:style-name="P7">randomspawnpoint: visszaad egy véletlenszerűen generált pontot a pálya valamely széléről (innen fognak indulni a tűzgolyók)</text:p>
            </text:list-item>
          </text:list>
        </text:list-item>
        <text:list-item>
          <text:p text:style-name="P7">render: ez a modul felelős a megjelenítésért, itt van eltárolva az ablak és a megjelenítő.</text:p>
          <text:list>
            <text:list-item>
              <text:p text:style-name="P7">createwindow: létrehozza az ablakot a paraméterként kapott adatokkal (méret, fejléc)</text:p>
            </text:list-item>
            <text:list-item>
              <text:p text:style-name="P7">renderupdate: frissíti a megjelenítő által megjelenített képet.</text:p>
            </text:list-item>
            <text:list-item>
              <text:p text:style-name="P7">loadimage: betölt a paramétereként kapott fájlnévből (ami egy képre kell mutasson) egy texturát, és visszaadja a rá mutató pointert</text:p>
            </text:list-item>
          </text:list>
        </text:list-item>
        <text:list-item>
          <text:p text:style-name="P7">entity: a játékban használt lényeknek itt van megadva a struktúrája (játékosnak, tűzgolyóknak), illetve a listájuk is</text:p>
        </text:list-item>
        <text:list-item>
          <text:p text:style-name="P7">menu: a menü megjelenítéséért és kezeléséért felel, ez a modul jeleníti meg a gombokat és figyel arra, hogy rákkattintott-e a felhasználó</text:p>
        </text:list-item>
        <text:list-item>
          <text:p text:style-name="P7">scoreboard: ez a modul adja meg azokat a függvényeket, amelyekkel a dicsőségtáblát elmentjük, illetve betöltjük egy fájlból.</text:p>
        </text:list-item>
        <text:list-item>
          <text:p text:style-name="P8">state: a program státuszát leíró adatstruktúrát tartalmazz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in" fo:margin-top="0in" fo:margin-bottom="0.139in" style:contextual-spacing="false" fo:line-height="115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4.5in" fo:margin-bottom="0.1402in" style:contextual-spacing="true" fo:text-align="center" style:justify-single-word="false" style:vertical-align="auto"/>
      <style:text-properties fo:font-size="40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21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5201in" fo:margin-right="0in" fo:margin-top="0in" fo:margin-bottom="0in" style:contextual-spacing="false" fo:text-indent="0in" style:auto-text-indent="false" style:page-number="auto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Footer" style:class="extra" style:master-page-name="">
      <style:paragraph-properties fo:margin-top="0in" fo:margin-bottom="0in" style:contextual-spacing="false" fo:text-align="end" style:justify-single-word="false" style:page-number="auto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MP2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MT1" style:family="text">
      <style:text-properties officeooo:rsid="002b589d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5902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4" style:page-usage="lef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2</text:page-number>.<text:span text:style-name="MT1">oldal</text:span><text:tab/>Készítette: Foki Lénárd</text:p>
      </style:footer>
    </style:master-page>
    <style:master-page style:name="myfooter" style:page-layout-name="Mpm2"/>
    <style:master-page style:name="First_20_Page" style:display-name="First Page" style:page-layout-name="Mpm3" style:next-style-name="Standard">
      <style:footer>
        <text:p text:style-name="MP2"/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8</meta:editing-cycles>
    <dc:date>2023-11-26T20:10:42.020539431</dc:date>
    <meta:generator>LibreOffice/7.5.8.2$Linux_X86_64 LibreOffice_project/50$Build-2</meta:generator>
    <meta:editing-duration>PT12H4M59S</meta:editing-duration>
    <meta:document-statistic meta:table-count="0" meta:image-count="0" meta:object-count="0" meta:page-count="4" meta:paragraph-count="34" meta:word-count="332" meta:character-count="2300" meta:non-whitespace-character-count="2018"/>
    <meta:template xlink:type="simple" xlink:actuate="onRequest" xlink:title="Normal.dotm" xlink:href=""/>
  </office:meta>
</office:document-meta>
</file>